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fo:line-height="100%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/>
    </style:style>
    <style:style style:name="P2" style:family="paragraph" style:parent-style-name="Heading_20_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Times New Roman" fo:font-size="15.75pt" fo:font-style="normal" style:text-underline-style="none" fo:font-weight="bold" style:text-blinking="false" fo:background-color="transparent"/>
    </style:style>
    <style:style style:name="P3" style:family="paragraph" style:parent-style-name="Heading_20_1">
      <style:paragraph-properties fo:margin-top="0cm" fo:margin-bottom="0cm" fo:line-height="100%" style:writing-mode="lr-tb"/>
      <style:text-properties fo:font-variant="normal" fo:text-transform="none" fo:color="#134f5c" style:text-line-through-style="none" style:font-name="Times New Roman" fo:font-size="15.75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cm" fo:margin-bottom="0cm" fo:line-height="10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</style:style>
    <style:style style:name="P6" style:family="paragraph" style:parent-style-name="Text_20_body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font-variant="normal" fo:text-transform="none" fo:color="#85200c" style:text-line-through-style="none" style:font-name="Times New Roman" fo:font-size="21.75pt" fo:font-style="normal" style:text-underline-style="none" fo:font-weight="bold" style:text-blinking="false" fo:background-color="transparent"/>
    </style:style>
    <style:style style:name="P7" style:family="paragraph" style:parent-style-name="Text_20_body" style:list-style-name="L1">
      <style:paragraph-properties fo:margin-top="0cm" fo:margin-bottom="0cm" fo:line-height="10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top="0cm" fo:margin-bottom="0cm" fo:line-height="100%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font-name="Times New Roman" fo:font-size="9.75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style:text-position="super 58%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roject Arimaa – CR4 : Wednesday, October 8<text:span text:style-name="T2">th</text:span> <text:s/></text:p>
      <text:p text:style-name="P5"><text:span text:style-name="T1">Presents : Everyone, Christian Raymond, and Nikos Parlavantzas</text:span></text:p>
      <text:h text:style-name="P2" text:outline-level="1">Order of business :</text:h>
      <text:list xml:id="list2810507919915286682" text:style-name="L1">
        <text:list-item>
          <text:p text:style-name="P7">GPU VS CPU (Baptiste)</text:p>
        </text:list-item>
        <text:list-item>
          <text:p text:style-name="P7">C++11 VS OpenMP (Benoît)</text:p>
        </text:list-item>
        <text:list-item>
          <text:p text:style-name="P7">Parallelization and strategies (Benoit &amp; Mikail)</text:p>
        </text:list-item>
        <text:list-item>
          <text:p text:style-name="P7">Bibliography recap (Mikail)</text:p>
        </text:list-item>
        <text:list-item>
          <text:p text:style-name="P7">C++ library with Boost (Gabriel)</text:p>
        </text:list-item>
        <text:list-item>
          <text:p text:style-name="P7">Report's plan (Dan)</text:p>
        </text:list-item>
        <text:list-item>
          <text:p text:style-name="P7">Questions about project (Prateek)</text:p>
        </text:list-item>
      </text:list>
      <text:p text:style-name="P4"/>
      <text:h text:style-name="P2" text:outline-level="1">Information :</text:h>
      <text:list xml:id="list1198655134856592672" text:style-name="L2">
        <text:list-item>
          <text:p text:style-name="P8"/>
        </text:list-item>
      </text:list>
      <text:p text:style-name="P1"/>
      <text:h text:style-name="P3" text:outline-level="1">Planification</text:h>
      <text:p text:style-name="P1">Task<text:tab/><text:tab/><text:tab/><text:tab/><text:tab/><text:tab/><text:tab/><text:tab/>Responsible<text:tab/><text:tab/>Deadline</text:p>
      <text:p text:style-name="P1"/>
      <text:p text:style-name="P1"/>
      <text:h text:style-name="P2" text:outline-level="1">Next meeting : 15/08</text:h>
      <text:h text:style-name="P2" text:outline-level="1">Links <text:s/>: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 </meta:initial-creator>
    <meta:creation-date>2014-09-24T22:08:19.86</meta:creation-date>
    <dc:date>2014-10-07T21:11:00.01</dc:date>
    <dc:creator>Dan </dc:creator>
    <meta:editing-duration>PT7H32M36S</meta:editing-duration>
    <meta:editing-cycles>79</meta:editing-cycles>
    <meta:generator>OpenOffice/4.1.1$Win32 OpenOffice.org_project/411m6$Build-9775</meta:generator>
    <meta:document-statistic meta:table-count="0" meta:image-count="0" meta:object-count="0" meta:page-count="1" meta:paragraph-count="15" meta:word-count="68" meta:character-count="433"/>
  </office:meta>
</office:document-meta>
</file>